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center" style:justify-single-word="false"/>
      <style:text-properties fo:color="#800000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he Back Street Bowyer </text:span>– longbow making guide</text:p>
      <text:p text:style-name="Standard"/>
      <text:p text:style-name="P1">The guide has proved so popular that it has taken my domain </text:p>
      <text:p text:style-name="P1">over it's bandwidth limit, so I have had to move it.</text:p>
      <text:p text:style-name="P1"/>
      <text:p text:style-name="P1">Please follow the link below</text:p>
      <text:p text:style-name="P1"><text:a xlink:type="simple" xlink:href="http://www.alanesq.com/bsb.htm">http://www.alanesq.com/bsb.htm</text:a></text:p>
      <text:p text:style-name="P1"/>
      <text:p text:style-name="P4">Thanks - Al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21:40:15.50</meta:creation-date>
    <dc:date>2010-09-09T07:26:46.71</dc:date>
    <meta:editing-duration>PT00H06M18S</meta:editing-duration>
    <meta:editing-cycles>7</meta:editing-cycles>
    <meta:generator>OpenOffice.org/3.2$Win32 OpenOffice.org_project/320m12$Build-9483</meta:generator>
    <meta:document-statistic meta:table-count="0" meta:image-count="0" meta:object-count="0" meta:page-count="1" meta:paragraph-count="6" meta:word-count="40" meta:character-count="228"/>
  </office:meta>
</office:document-meta>
</file>